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7400000297AFE2479A5876C919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83cm" fo:margin-left="0.009cm" fo:margin-top="0cm" fo:margin-bottom="0cm" table:align="left" style:writing-mode="lr-tb"/>
    </style:style>
    <style:style style:name="Table1.A" style:family="table-column">
      <style:table-column-properties style:column-width="2.492cm"/>
    </style:style>
    <style:style style:name="Table1.B" style:family="table-column">
      <style:table-column-properties style:column-width="13.751cm"/>
    </style:style>
    <style:style style:name="Table1.C" style:family="table-column">
      <style:table-column-properties style:column-width="2.73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5.757cm" fo:margin-top="0cm" fo:margin-bottom="0cm" table:align="right" style:writing-mode="lr-tb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2.76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988cm" fo:margin-left="0.009cm" fo:margin-top="0cm" fo:margin-bottom="0cm" table:align="left" style:writing-mode="lr-tb"/>
    </style:style>
    <style:style style:name="Table3.A" style:family="table-column">
      <style:table-column-properties style:column-width="4.905cm"/>
    </style:style>
    <style:style style:name="Table3.B" style:family="table-column">
      <style:table-column-properties style:column-width="4.588cm"/>
    </style:style>
    <style:style style:name="Table3.C" style:family="table-column">
      <style:table-column-properties style:column-width="4.748cm"/>
    </style:style>
    <style:style style:name="Table3.D" style:family="table-column">
      <style:table-column-properties style:column-width="4.747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3.C3" style:family="table-cell">
      <style:table-cell-properties fo:padding-left="0.191cm" fo:padding-right="0.191cm" fo:padding-top="0cm" fo:padding-bottom="0cm" fo:border="0.5pt solid #000000" style:writing-mode="lr-tb"/>
    </style:style>
    <style:style style:name="Table3.D3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9.5cm" fo:margin-top="0cm" fo:margin-bottom="0cm" table:align="right" style:writing-mode="lr-tb"/>
    </style:style>
    <style:style style:name="Table5.A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8.412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Header">
      <style:text-properties fo:language="en" fo:country="US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9pt" fo:language="en" fo:country="US" style:font-size-asian="9pt" style:font-size-complex="9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695cm" fo:min-width="6.948cm" fo:padding-top="0.127cm" fo:padding-bottom="0.127cm" fo:padding-left="0.254cm" fo:padding-right="0.254cm" fo:wrap-option="wrap" loext:decorative="false" fo:margin-left="0.318cm" fo:margin-right="0.318cm" fo:margin-top="0.125cm" fo:margin-bottom="0.15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3.039cm" fo:min-width="7.066cm" fo:padding-top="0.127cm" fo:padding-bottom="0.127cm" fo:padding-left="0.254cm" fo:padding-right="0.254cm" fo:wrap-option="wrap" loext:decorative="false" fo:margin-left="0.316cm" fo:margin-right="0.319cm" fo:margin-top="0.129cm" fo:margin-bottom="0.125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3.14cm" fo:min-width="6.869cm" fo:padding-top="0.127cm" fo:padding-bottom="0.127cm" fo:padding-left="0.254cm" fo:padding-right="0.254cm" fo:wrap-option="wrap" loext:decorative="false" fo:margin-left="0.316cm" fo:margin-right="0.319cm" fo:margin-top="0.125cm" fo:margin-bottom="0.129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 loext:marker-style-name="T6"><text:span text:style-name="T6">Quantitat</text:span><text:span text:style-name="T6"/></text:p>
          </table:table-cell>
          <table:table-cell table:style-name="Table1.A1" office:value-type="string">
            <text:p text:style-name="P3" loext:marker-style-name="T6"><text:span text:style-name="T6">Descripció</text:span><text:span text:style-name="T6"/></text:p>
          </table:table-cell>
          <table:table-cell table:style-name="Table1.A1" office:value-type="string">
            <text:p text:style-name="P3" loext:marker-style-name="T6"><text:span text:style-name="T6">Import</text:span><text:span text:style-name="T6"/></text:p>
          </table:table-cell>
        </table:table-row>
        <table:table-row table:style-name="Table1.1">
          <table:table-cell table:style-name="Table1.A2" office:value-type="string">
            <text:p text:style-name="P3" loext:marker-style-name="T5"><text:span text:style-name="T4">{ d.salesInvoiceDetails[i].quantity }</text:span><text:span text:style-name="T5"/></text:p>
          </table:table-cell>
          <table:table-cell table:style-name="Table1.B2" office:value-type="string">
            <text:p text:style-name="P3" loext:marker-style-name="T4"><text:span text:style-name="T4">{ d.salesInvoiceDetails[i].description }</text:span><text:span text:style-name="T4"/></text:p>
          </table:table-cell>
          <table:table-cell table:style-name="Table1.C2" office:value-type="string">
            <text:p text:style-name="P3" loext:marker-style-name="T5"><text:span text:style-name="T5">{ d.salesInvoiceDetails[i].amount:round(2) } €</text:span><text:span text:style-name="T5"/></text:p>
          </table:table-cell>
        </table:table-row>
        <table:table-row table:style-name="Table1.1">
          <table:table-cell table:style-name="Table1.A3" office:value-type="string">
            <text:p text:style-name="P3" loext:marker-style-name="T4"><text:span text:style-name="T4">{ d.salesInvoiceDetails[i+1].quantity }</text:span><text:span text:style-name="T4"/></text:p>
          </table:table-cell>
          <table:table-cell table:style-name="Table1.B3" office:value-type="string">
            <text:p text:style-name="P3" loext:marker-style-name="T4"><text:span text:style-name="T4">{ d.salesInvoiceDetails[i+1].description }</text:span><text:span text:style-name="T4"/></text:p>
          </table:table-cell>
          <table:table-cell table:style-name="Table1.C3" office:value-type="string">
            <text:p text:style-name="P3" loext:marker-style-name="T5"><text:span text:style-name="T5">{ d.salesInvoiceDetails[i+1].amount:round(2) } €</text:span><text:span text:style-name="T5"/></text:p>
          </table:table-cell>
        </table:table-row>
      </table:table>
      <text:p text:style-name="Standard"><draw:frame draw:style-name="fr1" draw:name="Frame11" text:anchor-type="paragraph" svg:x="13.005cm" svg:y="0.002cm" svg:width="5.992cm" draw:z-index="7" loext:may-break-between-pages="true"><draw:text-box fo:min-height="0.041cm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3" loext:marker-style-name="T10"><text:span text:style-name="T10">Total comanda</text:span></text:p></table:table-cell><table:table-cell table:style-name="Table2.A1" office:value-type="string"><text:p text:style-name="P3">{{ <text:s/>}} €</text:p></table:table-cell></table:table-row></table:table></draw:text-box></draw:frame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 loext:marker-style-name="T6"><text:span text:style-name="T6">% IVA</text:span><text:span text:style-name="T6"/></text:p>
          </table:table-cell>
          <table:table-cell table:style-name="Table3.A1" office:value-type="string">
            <text:p text:style-name="P3" loext:marker-style-name="T6"><text:span text:style-name="T6">Import IVA</text:span><text:span text:style-name="T6"/></text:p>
          </table:table-cell>
          <table:table-cell table:style-name="Table3.A1" office:value-type="string">
            <text:p text:style-name="P3" loext:marker-style-name="T6"><text:span text:style-name="T6">Base Imposable</text:span><text:span text:style-name="T6"/></text:p>
          </table:table-cell>
          <table:table-cell table:style-name="Table3.A1" office:value-type="string">
            <text:p text:style-name="P3" loext:marker-style-name="T6"><text:span text:style-name="T6">Import amb IVA</text:span><text:span text:style-name="T6"/></text:p>
          </table:table-cell>
        </table:table-row>
        <table:table-row table:style-name="Table3.1">
          <table:table-cell table:style-name="Table3.A2" office:value-type="string">
            <text:p text:style-name="P3" loext:marker-style-name="T4"><text:span text:style-name="T4">{d.salesInvoiceImports[i].taxId}</text:span><text:span text:style-name="T4"/></text:p>
          </table:table-cell>
          <table:table-cell table:style-name="Table3.B2" office:value-type="string">
            <text:p text:style-name="P3" loext:marker-style-name="T5"><text:span text:style-name="T5">{d.salesInvoiceImports[i].taxAmount:round(2)} €</text:span><text:span text:style-name="T5"/></text:p>
          </table:table-cell>
          <table:table-cell table:style-name="Table3.C2" office:value-type="string">
            <text:p text:style-name="P3" loext:marker-style-name="T5"><text:span text:style-name="T5">{d.salesInvoiceImports[i].baseAmount:round(2)}</text:span><text:span text:style-name="T11"> </text:span><text:span text:style-name="T5">€</text:span></text:p>
          </table:table-cell>
          <table:table-cell table:style-name="Table3.D2" office:value-type="string">
            <text:p text:style-name="P3" loext:marker-style-name="T5"><text:span text:style-name="T5">{d.salesInvoiceImports[i].netAmount:round(2)}</text:span><text:span text:style-name="T11"> </text:span><text:span text:style-name="T5">€</text:span></text:p>
          </table:table-cell>
        </table:table-row>
        <table:table-row table:style-name="Table3.1">
          <table:table-cell table:style-name="Table3.A3" office:value-type="string">
            <text:p text:style-name="P3" loext:marker-style-name="T4"><text:span text:style-name="T4">{d.salesInvoiceImports[i+1].taxId}</text:span><text:span text:style-name="T4"/></text:p>
          </table:table-cell>
          <table:table-cell table:style-name="Table3.B3" office:value-type="string">
            <text:p text:style-name="P3" loext:marker-style-name="T5"><text:span text:style-name="T5">{d.salesInvoiceImports[i+1].taxAmount:round(2)}</text:span><text:span text:style-name="T11"> </text:span><text:span text:style-name="T5">€</text:span></text:p>
          </table:table-cell>
          <table:table-cell table:style-name="Table3.C3" office:value-type="string">
            <text:p text:style-name="P3" loext:marker-style-name="T5"><text:span text:style-name="T5">{d.salesInvoiceImports[i+1].baseAmount:round(2)}</text:span><text:span text:style-name="T11"> </text:span><text:span text:style-name="T5">€</text:span></text:p>
          </table:table-cell>
          <table:table-cell table:style-name="Table3.D3" office:value-type="string">
            <text:p text:style-name="P3" loext:marker-style-name="T5"><text:span text:style-name="T5">{d.salesInvoiceImports[i+1].netAmount:round(2)}</text:span><text:span text:style-name="T11"> </text:span><text:span text:style-name="T5">€</text:span></text:p>
          </table:table-cell>
        </table:table-row>
      </table:table>
      <text:p text:style-name="Standard"><draw:frame draw:style-name="fr1" draw:name="Frame6" text:anchor-type="paragraph" svg:x="9.497cm" svg:y="0.002cm" svg:width="9.5cm" draw:z-index="8" loext:may-break-between-pages="true"><draw:text-box fo:min-height="0.041cm"><table:table table:name="Table5" table:style-name="Table5"><table:table-column table:style-name="Table5.A" table:number-columns-repeated="2"/><table:table-row table:style-name="Table5.1"><table:table-cell table:style-name="Table5.A1" office:value-type="string"><text:p text:style-name="P3" loext:marker-style-name="T10"><text:span text:style-name="T10">Total factura</text:span></text:p></table:table-cell><table:table-cell table:style-name="Table5.A1" office:value-type="string"><text:p text:style-name="P3">{d.netAmount:round(2)} €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Encabezado_20_Car" style:display-name="Encabezado Car" style:family="text" style:parent-style-name="Default_20_Paragraph_20_Font_20__28_WW_29_" loext:linked-style-name="Header"/>
    <style:style style:name="Pie_20_de_20_página_20_Car" style:display-name="Pie de página Car" style:family="text" style:parent-style-name="Default_20_Paragraph_20_Font_20__28_WW_29_" loext:linked-style-name="Footer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4" style:family="table">
      <style:table-properties style:width="7.082cm" fo:margin-left="12.002cm" fo:margin-top="0cm" fo:margin-bottom="0cm" table:align="left" style:writing-mode="lr-tb"/>
    </style:style>
    <style:style style:name="Table4.A" style:family="table-column">
      <style:table-column-properties style:column-width="3.5cm"/>
    </style:style>
    <style:style style:name="Table4.B" style:family="table-column">
      <style:table-column-properties style:column-width="3.58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d9e2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>
        <style:tab-stops>
          <style:tab-stop style:position="8.412cm"/>
        </style:tab-stops>
      </style:paragraph-properties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>
      <loext:graphic-properties draw:fill="solid" draw:fill-color="#ffffff"/>
      <style:paragraph-properties fo:text-align="start"/>
      <style:text-properties fo:font-size="18pt"/>
    </style:style>
    <style:style style:name="MP4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es" fo:country="ES" style:letter-kerning="true" style:font-name-asian="Calibri1" style:font-size-asian="11pt" style:language-asian="en" style:country-asian="US" style:font-size-complex="11pt" style:language-complex="ar" style:country-complex="SA"/>
    </style:style>
    <style:style style:name="MP5" style:family="paragraph" style:parent-style-name="Header">
      <style:text-properties fo:language="en" fo:country="US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fo:font-size="14pt" fo:language="en" fo:country="US" style:font-size-asian="14pt" style:font-size-complex="14pt"/>
    </style:style>
    <style:style style:name="M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M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language="en" fo:country="US" style:font-size-asian="10pt" style:font-size-complex="10pt"/>
    </style:style>
    <style:style style:name="MT6" style:family="text">
      <style:text-properties fo:language="en" fo:country="US"/>
    </style:style>
    <style:style style:name="MT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MT8" style:family="text">
      <style:text-properties fo:language="en" fo:country="US" fo:font-weight="bold" style:font-weight-asian="bold" style:font-weight-complex="bold"/>
    </style:style>
    <style:style style:name="MT9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0.695cm" fo:min-width="6.948cm" fo:padding-top="0.127cm" fo:padding-bottom="0.127cm" fo:padding-left="0.254cm" fo:padding-right="0.254cm" fo:wrap-option="wrap" loext:decorative="false" fo:margin-left="0.318cm" fo:margin-right="0.318cm" fo:margin-top="0.125cm" fo:margin-bottom="0.152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3.14cm" fo:min-width="6.869cm" fo:padding-top="0.127cm" fo:padding-bottom="0.127cm" fo:padding-left="0.254cm" fo:padding-right="0.254cm" fo:wrap-option="wrap" loext:decorative="false" fo:margin-left="0.316cm" fo:margin-right="0.319cm" fo:margin-top="0.125cm" fo:margin-bottom="0.129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3.039cm" fo:min-width="7.066cm" fo:padding-top="0.127cm" fo:padding-bottom="0.127cm" fo:padding-left="0.254cm" fo:padding-right="0.254cm" fo:wrap-option="wrap" loext:decorative="false" fo:margin-left="0.316cm" fo:margin-right="0.319cm" fo:margin-top="0.129cm" fo:margin-bottom="0.125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93cm" svg:y="-0.153cm" svg:width="5.098cm" svg:height="1.767cm" draw:z-index="4"><draw:image xlink:href="Pictures/100000000000077400000297AFE2479A5876C919.jpg" xlink:type="simple" xlink:show="embed" xlink:actuate="onLoad" draw:mime-type="image/jpeg"/><svg:desc>Logotipo

Descripción generada automáticamente</svg:desc></draw:frame><draw:custom-shape text:anchor-type="char" draw:z-index="3" draw:name="Cuadro de texto 2" draw:style-name="Mgr1" draw:text-style-name="MP3" svg:width="7.455cm" svg:height="0.948cm" svg:x="11.776cm" svg:y="0.004cm"><text:p text:style-name="MP2" loext:marker-style-name="MT1"><text:span text:style-name="MT2">FACTURA</text:span><text:span text:style-name="MT1"><text:line-break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line-break/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4" loext:marker-style-name="MT3"><text:span text:style-name="MT3">Número</text:span><text:span text:style-name="MT3"/></text:p>
            </table:table-cell>
            <table:table-cell table:style-name="Table4.A1" office:value-type="string">
              <text:p text:style-name="MP4" loext:marker-style-name="MT3"><text:span text:style-name="MT3">Data</text:span><text:span text:style-name="MT3"/></text:p>
            </table:table-cell>
          </table:table-row>
          <table:table-row table:style-name="Table4.1">
            <table:table-cell table:style-name="Table4.A2" office:value-type="string">
              <text:p text:style-name="MP4" loext:marker-style-name="MT4"><text:span text:style-name="MT4">{ d.invoiceNumber }</text:span></text:p>
            </table:table-cell>
            <table:table-cell table:style-name="Table4.B2" office:value-type="string">
              <text:p text:style-name="MP4" loext:marker-style-name="MT5"><text:span text:style-name="MT5">{ d.invoiceDate:formatD(DD/MM/YYYY) }</text:span><text:span text:style-name="MT5"/></text:p>
            </table:table-cell>
          </table:table-row>
        </table:table>
        <text:p text:style-name="MP5" loext:marker-style-name="MT6"><draw:custom-shape text:anchor-type="char" draw:z-index="0" draw:name="Cuadro de texto 2" draw:style-name="Mgr2" draw:text-style-name="MP3" svg:width="7.376cm" svg:height="3.393cm" svg:x="0.686cm" svg:y="0.379cm"><text:p text:style-name="Frame_20_contents" loext:marker-style-name="MT6"><text:span text:style-name="MT7">Temges S.L.U.</text:span><text:span text:style-name="MT6"><text:line-break/>{d.address}<text:line-break/>{d.postalCode} – {d.city} ({d.region})<text:line-break/>NIF: { d.vatNumber }<text:line-break/>Tel: 938504344 - 621245931<text:line-break/>Email: clients@temges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Cuadro de texto 2" draw:style-name="Mgr3" draw:text-style-name="MP3" svg:width="7.573cm" svg:height="3.292cm" svg:x="11.739cm" svg:y="0.344cm"><text:p text:style-name="Frame_20_contents" loext:marker-style-name="MT6"><text:span text:style-name="MT8">{d.customerTaxName}</text:span><text:span text:style-name="MT6"><text:line-break/>{d.customerComercialName}<text:line-break/>{d.customerAddress}<text:line-break/>{d.customerPostalCode} – {d.customerCity} ({d.customerRegion})</text:span></text:p><text:p text:style-name="Frame_20_contents" loext:marker-style-name="MT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 loext:marker-style-name="MT6"/>
        <text:p text:style-name="MP5" loext:marker-style-name="MT6"/>
        <text:p text:style-name="MP5" loext:marker-style-name="MT6"/>
        <text:p text:style-name="MP5" loext:marker-style-name="MT6"/>
        <text:p text:style-name="MP5" loext:marker-style-name="MT6"/>
        <text:p text:style-name="MP5" loext:marker-style-name="MT6"/>
        <text:p text:style-name="MP5" loext:marker-style-name="MT6"/>
      </style:header>
      <style:footer>
        <text:p text:style-name="Footer" loext:marker-style-name="MT9"><text:span text:style-name="MT9">Condicions i forma de pagament</text:span><text:span text:style-name="MT9"/></text:p>
        <text:p text:style-name="Footer"><text:line-break/>El pagament es realitzará en un plaç de [Invoice.PaymentMethodDueDays] dies</text:p>
        <text:p text:style-name="Footer"/>
        <text:p text:style-name="Footer">IBAN: {d.customerAccountNumber}</text:p>
        <text:p text:style-name="Footer"/>
        <text:p text:style-name="MP6">Pà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c Gurt</meta:initial-creator>
    <meta:editing-cycles>27</meta:editing-cycles>
    <meta:creation-date>2023-09-24T16:03:00</meta:creation-date>
    <dc:date>2023-09-26T08:06:59.446000000</dc:date>
    <meta:editing-duration>PT15H35M9S</meta:editing-duration>
    <meta:generator>LibreOffice/7.6.1.2$Windows_X86_64 LibreOffice_project/f5defcebd022c5bc36bbb79be232cb6926d8f674</meta:generator>
    <meta:document-statistic meta:table-count="5" meta:image-count="1" meta:object-count="0" meta:page-count="1" meta:paragraph-count="37" meta:word-count="107" meta:character-count="1225" meta:non-whitespace-character-count="1148"/>
    <meta:user-defined meta:name="AppVersion">16.0000</meta:user-defined>
    <meta:template xlink:type="simple" xlink:actuate="onRequest" xlink:title="Normal.dotm" xlink:href=""/>
  </office:meta>
</office:document-meta>
</file>